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62cm"/>
    </style:style>
    <style:style style:name="co3" style:family="table-column">
      <style:table-column-properties fo:break-before="auto" style:column-width="4.05cm"/>
    </style:style>
    <style:style style:name="co4" style:family="table-column">
      <style:table-column-properties fo:break-before="auto" style:column-width="4.329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999999" fo:border="0.002cm solid #000000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dddddd" fo:wrap-option="wrap" fo:border="0.002cm solid #000000"/>
    </style:style>
    <style:style style:name="ce5" style:family="table-cell" style:parent-style-name="Default">
      <style:table-cell-properties fo:background-color="#dddddd" fo:wrap-option="wrap" fo:border="0.002cm solid #000000" style:vertical-align="top"/>
    </style:style>
    <style:style style:name="ce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37"/>
    <style:style style:name="ce8" style:family="table-cell" style:parent-style-name="Default">
      <style:table-cell-properties fo:background-color="#dddddd" fo:border="0.002cm solid #000000" style:vertical-align="top"/>
    </style:style>
    <style:style style:name="ce9" style:family="table-cell" style:parent-style-name="Default">
      <style:table-cell-properties fo:background-color="#ffffff"/>
    </style:style>
    <style:style style:name="gr1" style:family="graphic">
      <style:graphic-properties svg:stroke-width="0.1cm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>
            <text:p>Projektstrukturplan von Michael Mölle und Ondrej Hruby – IAV3</text:p>
          </table:table-cell>
          <table:table-cell table:number-columns-repeated="7"/>
          <table:table-cell table:style-name="ce7" office:value-type="date" office:date-value="2019-09-27">
            <text:p>27.09.19</text:p>
          </table:table-cell>
          <table:table-cell/>
        </table:table-row>
        <table:table-row table:style-name="ro2">
          <table:table-cell table:number-columns-repeated="7"/>
          <table:table-cell table:style-name="ce7"/>
          <table:table-cell table:number-columns-repeated="2"/>
        </table:table-row>
        <table:table-row table:style-name="ro3">
          <table:table-cell/>
          <table:table-cell table:style-name="ce2" office:value-type="string">
            <text:p>Datenerfassung und -abstraktion von Industrieanlagen mittels OPC UA</text:p>
          </table:table-cell>
          <table:table-cell table:style-name="ce6"/>
          <table:table-cell table:number-columns-repeated="7"/>
        </table:table-row>
        <table:table-row table:style-name="ro2" table:number-rows-repeated="2">
          <table:table-cell table:number-columns-repeated="10"/>
        </table:table-row>
        <table:table-row table:style-name="ro2">
          <table:table-cell/>
          <table:table-cell table:style-name="ce3" office:value-type="string">
            <text:p>1. Vorbereitung</text:p>
            <draw:line table:end-cell-address="Tabelle1.B9" table:end-x="1.646cm" table:end-y="0.412cm" draw:z-index="0" draw:style-name="gr1" draw:text-style-name="P1" svg:x1="1.646cm" svg:y1="0.388cm" svg:x2="1.646cm" svg:y2="1.767cm">
              <text:p/>
            </draw:line>
          </table:table-cell>
          <table:table-cell table:number-columns-repeated="2"/>
          <table:table-cell table:style-name="ce3" office:value-type="string">
            <text:p>2. Implementierung</text:p>
            <draw:line table:end-cell-address="Tabelle1.E9" table:end-x="1.9cm" table:end-y="0.412cm" draw:z-index="4" draw:style-name="gr1" draw:text-style-name="P1" svg:x1="1.9cm" svg:y1="0.412cm" svg:x2="1.9cm" svg:y2="1.767cm">
              <text:p/>
            </draw:line>
          </table:table-cell>
          <table:table-cell table:number-columns-repeated="2"/>
          <table:table-cell table:style-name="ce3" office:value-type="string">
            <text:p>3. Konnektivität</text:p>
            <draw:line table:end-cell-address="Tabelle1.H9" table:end-x="2.019cm" table:end-y="0.412cm" draw:z-index="9" draw:style-name="gr1" draw:text-style-name="P1" svg:x1="2.019cm" svg:y1="0.412cm" svg:x2="2.019cm" svg:y2="1.767cm">
              <text:p/>
            </draw:line>
          </table:table-cell>
          <table:table-cell table:number-columns-repeated="2"/>
        </table:table-row>
        <table:table-row table:style-name="ro2" table:number-rows-repeated="3">
          <table:table-cell table:number-columns-repeated="10"/>
        </table:table-row>
        <table:table-row table:style-name="ro4">
          <table:table-cell/>
          <table:table-cell table:style-name="ce4" office:value-type="string">
            <text:p>1.1 Beschaffung von Software und Lizenzen</text:p>
            <draw:line table:end-cell-address="Tabelle1.B12" table:end-x="1.701cm" table:end-y="0.377cm" draw:z-index="1" draw:style-name="gr1" draw:text-style-name="P1" svg:x1="1.701cm" svg:y1="1.236cm" svg:x2="1.701cm" svg:y2="2.139cm">
              <text:p/>
            </draw:line>
          </table:table-cell>
          <table:table-cell table:number-columns-repeated="2"/>
          <table:table-cell table:style-name="ce4" office:value-type="string">
            <text:p>2.1 Installation/ Konfiguration des Fließbandsensors</text:p>
            <draw:line table:end-cell-address="Tabelle1.E12" table:end-x="1.928cm" table:end-y="0.432cm" draw:z-index="5" draw:style-name="gr1" draw:text-style-name="P1" svg:x1="1.928cm" svg:y1="1.264cm" svg:x2="1.928cm" svg:y2="2.194cm">
              <text:p/>
            </draw:line>
          </table:table-cell>
          <table:table-cell table:number-columns-repeated="2"/>
          <table:table-cell table:style-name="ce5" office:value-type="string">
            <text:p>3.1 Herstellen von Client-Server-Verbindungen</text:p>
            <draw:line table:end-cell-address="Tabelle1.H12" table:end-x="2.104cm" table:end-y="0.404cm" draw:z-index="10" draw:style-name="gr1" draw:text-style-name="P1" svg:x1="2.075cm" svg:y1="1.264cm" svg:x2="2.104cm" svg:y2="2.166cm">
              <text:p/>
            </draw:line>
          </table:table-cell>
          <table:table-cell table:number-columns-repeated="2"/>
        </table:table-row>
        <table:table-row table:style-name="ro2" table:number-rows-repeated="2">
          <table:table-cell table:number-columns-repeated="10"/>
        </table:table-row>
        <table:table-row table:style-name="ro4">
          <table:table-cell/>
          <table:table-cell table:style-name="ce5" office:value-type="string">
            <text:p>1.2 Konfiguration der virtuellen Maschine</text:p>
            <draw:line table:end-cell-address="Tabelle1.B15" table:end-x="1.729cm" table:end-y="0.394cm" draw:z-index="2" draw:style-name="gr1" draw:text-style-name="P1" svg:x1="1.729cm" svg:y1="1.28cm" svg:x2="1.729cm" svg:y2="2.157cm">
              <text:p/>
            </draw:line>
          </table:table-cell>
          <table:table-cell table:number-columns-repeated="2"/>
          <table:table-cell table:style-name="ce4" office:value-type="string">
            <text:p>2.2 Installation/ Konfiguration des OPC-UA Demo-Server (C++)</text:p>
            <draw:line table:end-cell-address="Tabelle1.E15" table:end-x="1.956cm" table:end-y="0.368cm" draw:z-index="6" draw:style-name="gr1" draw:text-style-name="P1" svg:x1="1.956cm" svg:y1="1.28cm" svg:x2="1.956cm" svg:y2="2.131cm">
              <text:p/>
            </draw:line>
          </table:table-cell>
          <table:table-cell table:number-columns-repeated="2"/>
          <table:table-cell table:style-name="ce8" office:value-type="string">
            <text:p>3.2. Konnektivität testen</text:p>
            <draw:line table:end-cell-address="Tabelle1.H15" table:end-x="2.13cm" table:end-y="0.422cm" draw:z-index="11" draw:style-name="gr1" draw:text-style-name="P1" svg:x1="2.104cm" svg:y1="1.254cm" svg:x2="2.13cm" svg:y2="2.185cm">
              <text:p/>
            </draw:line>
          </table:table-cell>
          <table:table-cell table:number-columns-repeated="2"/>
        </table:table-row>
        <table:table-row table:style-name="ro2">
          <table:table-cell table:number-columns-repeated="9"/>
          <table:table-cell table:style-name="ce9"/>
        </table:table-row>
        <table:table-row table:style-name="ro2">
          <table:table-cell table:number-columns-repeated="10"/>
        </table:table-row>
        <table:table-row table:style-name="ro4">
          <table:table-cell/>
          <table:table-cell table:style-name="ce5" office:value-type="string">
            <text:p>1.3 Installation „Visual Components V1.7.0“</text:p>
            <draw:line table:end-cell-address="Tabelle1.B19" table:end-x="1.813cm" table:end-y="0.36cm" draw:z-index="3" draw:style-name="gr1" draw:text-style-name="P1" svg:x1="1.813cm" svg:y1="1.245cm" svg:x2="1.813cm" svg:y2="2.574cm">
              <text:p/>
            </draw:line>
          </table:table-cell>
          <table:table-cell table:number-columns-repeated="2"/>
          <table:table-cell table:style-name="ce4" office:value-type="string">
            <text:p>2.3. Installation/ Konfiguration des OPC-UA Demo-Client (C++)</text:p>
            <draw:line table:end-cell-address="Tabelle1.E19" table:end-x="1.984cm" table:end-y="0.386cm" draw:z-index="7" draw:style-name="gr1" draw:text-style-name="P1" svg:x1="1.984cm" svg:y1="1.245cm" svg:x2="1.984cm" svg:y2="2.6cm">
              <text:p/>
            </draw:line>
          </table:table-cell>
          <table:table-cell table:number-columns-repeated="2"/>
          <table:table-cell table:style-name="ce5" office:value-type="string">
            <text:p>3.3 Datenauswertung</text:p>
            <draw:line table:end-cell-address="Tabelle1.H19" table:end-x="2.13cm" table:end-y="0.386cm" draw:z-index="12" draw:style-name="gr1" draw:text-style-name="P1" svg:x1="2.122cm" svg:y1="1.273cm" svg:x2="2.13cm" svg:y2="2.6cm">
              <text:p/>
            </draw:line>
          </table:table-cell>
          <table:table-cell table:number-columns-repeated="2"/>
        </table:table-row>
        <table:table-row table:style-name="ro2" table:number-rows-repeated="3">
          <table:table-cell table:number-columns-repeated="10"/>
        </table:table-row>
        <table:table-row table:style-name="ro4">
          <table:table-cell/>
          <table:table-cell table:style-name="ce4" office:value-type="string">
            <text:p>1.4 Installation „UA Exper“ (virtuelle Maschine)</text:p>
          </table:table-cell>
          <table:table-cell table:number-columns-repeated="2"/>
          <table:table-cell table:style-name="ce5" office:value-type="string">
            <text:p>2.4. Konfiguration node-red</text:p>
            <draw:line table:end-cell-address="Tabelle1.E22" table:end-x="1.956cm" table:end-y="0.378cm" draw:z-index="8" draw:style-name="gr1" draw:text-style-name="P1" svg:x1="1.956cm" svg:y1="1.236cm" svg:x2="1.956cm" svg:y2="2.141cm">
              <text:p/>
            </draw:line>
          </table:table-cell>
          <table:table-cell table:number-columns-repeated="2"/>
          <table:table-cell table:style-name="ce5" office:value-type="string">
            <text:p>3.4 Fertigstellung Dokumentation</text:p>
          </table:table-cell>
          <table:table-cell table:number-columns-repeated="2"/>
        </table:table-row>
        <table:table-row table:style-name="ro2" table:number-rows-repeated="2">
          <table:table-cell table:number-columns-repeated="10"/>
        </table:table-row>
        <table:table-row table:style-name="ro5">
          <table:table-cell table:number-columns-repeated="4"/>
          <table:table-cell table:style-name="ce5" office:value-type="string">
            <text:p>2.5 Erstellen eines node-red-Dashboards</text:p>
          </table:table-cell>
          <table:table-cell table:number-columns-repeated="5"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" style:print-orientation="landscape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30">30.09.2019</text:date>, <text:time>11:25:1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Mölle</meta:initial-creator>
    <meta:creation-date>2019-09-30T08:55:26.62</meta:creation-date>
    <dc:date>2019-09-30T11:25:18.20</dc:date>
    <dc:creator>Michael Mölle</dc:creator>
    <meta:editing-duration>PT2H29M45S</meta:editing-duration>
    <meta:editing-cycles>14</meta:editing-cycles>
    <meta:generator>OpenOffice/4.1.5$Win32 OpenOffice.org_project/415m1$Build-9789</meta:generator>
    <meta:document-statistic meta:table-count="3" meta:cell-count="19" meta:object-count="13"/>
  </office:meta>
</office:document-meta>
</file>